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b3c0" officeooo:paragraph-rsid="0005b3c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b3c0" officeooo:paragraph-rsid="0005b3c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weight="bold" officeooo:rsid="0005b3c0" officeooo:paragraph-rsid="0005b3c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weight="bold" officeooo:rsid="0005b3c0" officeooo:paragraph-rsid="0005b3c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weight="normal" officeooo:rsid="0005b3c0" officeooo:paragraph-rsid="0005b3c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weight="normal" officeooo:rsid="00079b35" officeooo:paragraph-rsid="00079b3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weight="normal" officeooo:rsid="00097820" officeooo:paragraph-rsid="0009782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weight="normal" officeooo:rsid="000a4ba2" officeooo:paragraph-rsid="000a4ba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normal" officeooo:rsid="000be8b1" officeooo:paragraph-rsid="000be8b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weight="normal" officeooo:rsid="000cfd36" officeooo:paragraph-rsid="000cfd3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weight="normal" officeooo:rsid="000d837b" officeooo:paragraph-rsid="000d837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weight="normal" officeooo:rsid="000df34e" officeooo:paragraph-rsid="000df34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weight="normal" officeooo:rsid="000f9bf8" officeooo:paragraph-rsid="000f9bf8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paragraph-rsid="0005b3c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 fo:font-weight="bold" officeooo:rsid="0005b3c0" style:font-weight-asian="bold" style:font-weight-complex="bold"/>
    </style:style>
    <style:style style:name="T3" style:family="text">
      <style:text-properties fo:font-weight="bold" officeooo:rsid="0005b3c0" style:font-weight-asian="bold" style:font-weight-complex="bold"/>
    </style:style>
    <style:style style:name="T4" style:family="text">
      <style:text-properties officeooo:rsid="000f9c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p.55</text:p>
      <text:p text:style-name="P1"/>
      <text:p text:style-name="P3">A- Preguntas contaminantes químicos y biológicos.</text:p>
      <text:p text:style-name="P3"/>
      <text:p text:style-name="P4">A-1) </text:p>
      <text:p text:style-name="P4"><text:span text:style-name="T1"/></text:p>
      <text:p text:style-name="P4"><text:span text:style-name="T1">Vía inhalatoria, la vía dérmica, la vía digestiva y la vía parenteral</text:span></text:p>
      <text:p text:style-name="P4"><text:span text:style-name="T1"/></text:p>
      <text:p text:style-name="P4">A-2)</text:p>
      <text:p text:style-name="P4"/>
      <text:p text:style-name="P5">Tomar muestras del aire.</text:p>
      <text:p text:style-name="P4"/>
      <text:p text:style-name="P4">A-3)</text:p>
      <text:p text:style-name="P4"/>
      <text:p text:style-name="P5">Sustituir sustancias nocivas por unas menos tóxicas, mantener los puestos de trabajo limpios y ordenados, buena ventilación.</text:p>
      <text:p text:style-name="P4"/>
      <text:p text:style-name="P4">A-4)</text:p>
      <text:p text:style-name="P4"/>
      <text:p text:style-name="P6">Equipos de Protección Individual (EPIs)</text:p>
      <text:p text:style-name="P4"/>
      <text:p text:style-name="P4">A-5)</text:p>
      <text:p text:style-name="P4"/>
      <text:p text:style-name="P6">Higiene básica</text:p>
      <text:p text:style-name="P4"/>
      <text:p text:style-name="P4">A-6)</text:p>
      <text:p text:style-name="P4"/>
      <text:p text:style-name="P6">Formar e informar a los trabajadores.</text:p>
      <text:p text:style-name="P4"/>
      <text:p text:style-name="P14"><text:span text:style-name="T2">B- Preguntas contaminantes físicos: calor</text:span></text:p>
      <text:p text:style-name="P14"><text:span text:style-name="T2"/></text:p>
      <text:p text:style-name="P4">B-1)</text:p>
      <text:p text:style-name="P4"/>
      <text:p text:style-name="P6">Sordera temporal, irritación de oído</text:p>
      <text:p text:style-name="P4"><text:span text:style-name="T3"/></text:p>
      <text:p text:style-name="P4">B-2)</text:p>
      <text:p text:style-name="P4"/>
      <text:p text:style-name="P6">Decibelios (dB).</text:p>
      <text:p text:style-name="P4"/>
      <text:p text:style-name="P4">B-3)</text:p>
      <text:p text:style-name="P4"/>
      <text:p text:style-name="P6">La intensidad y el tiempo.</text:p>
      <text:p text:style-name="P4"/>
      <text:p text:style-name="P4">B-4)</text:p>
      <text:p text:style-name="P4"/>
      <text:p text:style-name="P7">87 dB.</text:p>
      <text:p text:style-name="P4"/>
      <text:p text:style-name="P4">B-5)</text:p>
      <text:p text:style-name="P4"/>
      <text:p text:style-name="P7">Insonorizando, proporcionando EPIs, separando puestos de trabajo...</text:p>
      <text:p text:style-name="P4"/>
      <text:p text:style-name="P4">B-6)</text:p>
      <text:p text:style-name="P7"><text:soft-page-break/>Auriculares y tapones.</text:p>
      <text:p text:style-name="P4"/>
      <text:p text:style-name="P14"><text:span text:style-name="T2">C- Preguntas contaminantes físicos: vibraciones.</text:span></text:p>
      <text:p text:style-name="P14"><text:span text:style-name="T2"/></text:p>
      <text:p text:style-name="P4">C-1)</text:p>
      <text:p text:style-name="P4"/>
      <text:p text:style-name="P8">Trastornos neurológicos y vasculares.</text:p>
      <text:p text:style-name="P4"><text:span text:style-name="T3"/></text:p>
      <text:p text:style-name="P4">C-2)</text:p>
      <text:p text:style-name="P4"/>
      <text:p text:style-name="P9">De forma global o localizada.</text:p>
      <text:p text:style-name="P4"/>
      <text:p text:style-name="P4">C-3)</text:p>
      <text:p text:style-name="P4"/>
      <text:p text:style-name="P9">Guantes y empuñaduras antivibratorias.</text:p>
      <text:p text:style-name="P4"/>
      <text:p text:style-name="P14"><text:span text:style-name="T2">D- Preguntas contaminantes físicos: ruido</text:span></text:p>
      <text:p text:style-name="P14"><text:span text:style-name="T2"/></text:p>
      <text:p text:style-name="P4">D-1)</text:p>
      <text:p text:style-name="P4"/>
      <text:p text:style-name="P10">A un aumento de la temperatura y la humedad.</text:p>
      <text:p text:style-name="P4"/>
      <text:p text:style-name="P4">D-2)</text:p>
      <text:p text:style-name="P4"/>
      <text:p text:style-name="P11">Deshidrataciones, trastornos cardíacos y circulatorios.</text:p>
      <text:p text:style-name="P4"/>
      <text:p text:style-name="P4">D-3)</text:p>
      <text:p text:style-name="P4"/>
      <text:p text:style-name="P12">Temperatura, humedad y radiaciones térmicas.</text:p>
      <text:p text:style-name="P4"/>
      <text:p text:style-name="P4">D-4)</text:p>
      <text:p text:style-name="P4"/>
      <text:p text:style-name="P13">Apantallamiento, ventilación, beber agua, periodos de descanso...</text:p>
      <text:p text:style-name="P4"/>
      <text:p text:style-name="P4">D-5)</text:p>
      <text:p text:style-name="P4"/>
      <text:p text:style-name="P13">Trajes, pantallas anti-<text:span text:style-name="T4">r</text:span>adiación.</text:p>
      <text:p text:style-name="P4"/>
      <text:p text:style-name="P4">D-6)</text:p>
      <text:p text:style-name="P4"/>
      <text:p text:style-name="P13">Hidratación correc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4:06:45.844716851</meta:creation-date>
    <dc:date>2021-11-02T14:33:16.001895056</dc:date>
    <meta:editing-duration>PT16M16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2" meta:paragraph-count="47" meta:word-count="158" meta:character-count="1125" meta:non-whitespace-character-count="1013"/>
  </office:meta>
</office:document-meta>
</file>